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T2" style:parent-style-name="DefaultParagraphFont" style:family="text">
      <style:text-properties fo:language="en" fo:country="GB"/>
    </style:style>
    <style:style style:name="T3" style:parent-style-name="DefaultParagraphFont" style:family="text">
      <style:text-properties fo:font-size="22pt" style:font-size-asian="22pt" style:font-size-complex="22pt" style:text-underline-type="single" style:text-underline-style="solid" style:text-underline-width="auto" style:text-underline-mode="continuous" fo:language="en" fo:country="GB"/>
    </style:style>
    <style:style style:name="T4" style:parent-style-name="DefaultParagraphFont" style:family="text">
      <style:text-properties fo:language="en" fo:country="GB"/>
    </style:style>
    <style:style style:name="P5" style:parent-style-name="Normal" style:family="paragraph">
      <style:text-properties fo:language="en" fo:country="GB"/>
    </style:style>
    <style:style style:name="P6" style:parent-style-name="Normal" style:family="paragraph">
      <style:text-properties style:text-underline-type="single" style:text-underline-style="solid" style:text-underline-width="auto" style:text-underline-mode="continuou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style:text-underline-type="single" style:text-underline-style="solid" style:text-underline-width="auto" style:text-underline-mode="continuou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office:automatic-styles>
  <office:body>
    <office:text text:use-soft-page-breaks="true">
      <text:p text:style-name="P1">Owen Ruddle<text:s/>:14018554 <text:s text:c="5"/></text:p>
      <text:p text:style-name="Normal"><text:span text:style-name="T2"><text:s text:c="34"/></text:span><text:span text:style-name="T3">Procedural jam post mortem</text:span><text:span text:style-name="T4"><text:s/></text:span></text:p>
      <text:p text:style-name="P5">This jam my primary task was to create the assets for the game. As the main part of the game was the player coming down off a drug trip it meant that there needed to be three sets of sprites for all assets in the game. This was a challenge as I am not the most artistic of people and animation was a serious challenge due to the number of frames needed per sprite set.<text:s/></text:p>
      <text:p text:style-name="P6">What went well</text:p>
      <text:p text:style-name="P7">As a whole it went as well as can be expected. It took slightly longer than hoped for to get all the sprites done however that was in part down to not realising just how many sprites were required and the animations became time consuming with simple mistakes such as moving the wrong arm with the wrong leg and not realising this until the end. Even with these mistakes we still had all the art we wanted in the game looking reasonable for a game jam game.<text:s/></text:p>
      <text:p text:style-name="P8">I felt that communication was improved from last jam as well. Although it wasn’t bad for the first jam it seemed that we could have a constant conversation and sharing of ideas which meant that ideas developed far faster and became a little broader. This also impacted the speed at which I could create the art as there was very little discussion of what they should look like.<text:s/></text:p>
      <text:p text:style-name="P9">Challenges faced</text:p>
      <text:p text:style-name="P10">I mainly struggled with getting to grips with photo shop as it was the first-time id used it. This slowed the process a little but didn’t take long to get to grips with shortcuts and the best way to achieve certain affects however was frustrating especially when drawing sprite sheets.<text:s/></text:p>
      <text:p text:style-name="P11">Linking up the sprite sheets to be animated in unity was also a struggle due to sprites not being level and the inbuilt cut tool not working with the way the sprites were positioned. This was a minor inconvenience especially once the problem was diagnosed. Linking the animations together once they were made was slightly tedious but this was more down to my naming conventions not being uniform.</text:p>
      <text:p text:style-name="P12">Apart from this there weren’t any other real challenges as the team worked well together and I felt that tasks were evenly distributed and achievable.</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wen</meta:initial-creator>
    <dc:creator>Owen</dc:creator>
    <meta:creation-date>2016-11-09T16:56:00Z</meta:creation-date>
    <dc:date>2016-11-09T22:32:00Z</dc:date>
    <meta:template xlink:href="Normal" xlink:type="simple"/>
    <meta:editing-cycles>1</meta:editing-cycles>
    <meta:editing-duration>PT13260S</meta:editing-duration>
    <meta:document-statistic meta:page-count="1" meta:paragraph-count="4" meta:word-count="323" meta:character-count="2161" meta:row-count="15" meta:non-whitespace-character-count="1842"/>
  </office:meta>
</office:document-meta>
</file>